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DateTimeTest5.test_for_u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DateTimeTest5.test_for_i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DateTimeTest5.test_for_j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DateTimeTest5.test_for_eu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DateTimeTest5.test_for_au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DateTimeTest5.test_for_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LocalDateTimeTest5.test_for_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DateTimeTest5.test_for_t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DateTimeTest5.test_for_b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DateTimeTest5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DateTimeTest5.test_for_k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LocalDateTimeTest5.test_for_is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LocalDateTimeTest5.tearDow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calDateTimeTest5.test_for_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DateTimeTest5.test_for_us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LocalDateTimeTest5.test_for_c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